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 style:list-style-name="L1">
      <style:text-properties fo:font-size="15pt" style:font-size-asian="15pt" style:font-size-complex="15pt"/>
    </style:style>
    <style:style style:name="P6" style:family="paragraph" style:parent-style-name="Text_20_body" style:list-style-name="L3">
      <style:text-properties fo:font-size="15pt" style:font-size-asian="15pt" style:font-size-complex="15pt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Heading_20_1">
      <style:text-properties fo:font-size="22pt" style:font-size-asian="22pt" style:font-size-complex="22pt"/>
    </style:style>
    <style:style style:name="P9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ustomer Segmentation Analysis</text:h>
      <text:h text:style-name="P9" text:outline-level="2">Project Overview</text:h>
      <text:p text:style-name="Text_20_body"><text:span text:style-name="T3">This project involves performing </text:span><text:span text:style-name="Strong_20_Emphasis"><text:span text:style-name="T3">Customer Segmentation Analysis</text:span></text:span><text:span text:style-name="T3"> as part of my Python Internship at </text:span><text:span text:style-name="Strong_20_Emphasis"><text:span text:style-name="T3">Oasis Infobyte</text:span></text:span><text:span text:style-name="T3">. The goal is to analyze customer data, understand purchasing behavior, and group customers into meaningful segments using unsupervised learning techniques. These insights can help businesses improve targeting and marketing strategies.</text:span></text:p>
      <text:h text:style-name="P9" text:outline-level="2">Objectives</text:h>
      <text:list xml:id="list330597607" text:style-name="L1">
        <text:list-item>
          <text:p text:style-name="P5">Group customers based on purchasing patterns </text:p>
        </text:list-item>
        <text:list-item>
          <text:p text:style-name="P5">Identify high-value or niche customer segments </text:p>
        </text:list-item>
        <text:list-item>
          <text:p text:style-name="P5">Visualize and interpret clusters for actionable business insights </text:p>
        </text:list-item>
      </text:list>
      <text:h text:style-name="P9" text:outline-level="2">Tools &amp; Libraries</text:h>
      <text:list xml:id="list841389070" text:style-name="L2">
        <text:list-item>
          <text:p text:style-name="P1"><text:span text:style-name="Strong_20_Emphasis"><text:span text:style-name="T3">Python</text:span></text:span></text:p>
        </text:list-item>
        <text:list-item>
          <text:p text:style-name="P1"><text:span text:style-name="Strong_20_Emphasis"><text:span text:style-name="T3">Pandas</text:span></text:span><text:span text:style-name="T3"> and </text:span><text:span text:style-name="Strong_20_Emphasis"><text:span text:style-name="T3">NumPy</text:span></text:span><text:span text:style-name="T3"> for data manipulation and preprocessing</text:span></text:p>
        </text:list-item>
        <text:list-item>
          <text:p text:style-name="P1"><text:span text:style-name="Strong_20_Emphasis"><text:span text:style-name="T3">Matplotlib</text:span></text:span><text:span text:style-name="T3"> and </text:span><text:span text:style-name="Strong_20_Emphasis"><text:span text:style-name="T3">Seaborn</text:span></text:span><text:span text:style-name="T3"> for data visualization</text:span></text:p>
        </text:list-item>
        <text:list-item>
          <text:p text:style-name="P1"><text:span text:style-name="Strong_20_Emphasis"><text:span text:style-name="T3">Scikit-Learn</text:span></text:span><text:span text:style-name="T3"> for K-Means Clustering</text:span></text:p>
        </text:list-item>
      </text:list>
      <text:h text:style-name="P9" text:outline-level="2">Steps Performed</text:h>
      <text:list xml:id="list3911920447" text:style-name="L3">
        <text:list-item>
          <text:p text:style-name="P2"><text:span text:style-name="Strong_20_Emphasis"><text:span text:style-name="T1">Data Preprocessing &amp; Feature Selection</text:span></text:span></text:p>
          <text:list>
            <text:list-item>
              <text:p text:style-name="P6">Handled missing values and outliers</text:p>
            </text:list-item>
            <text:list-item>
              <text:p text:style-name="P6">Selected relevant features for clustering</text:p>
            </text:list-item>
          </text:list>
        </text:list-item>
        <text:list-item>
          <text:p text:style-name="P2"><text:span text:style-name="Strong_20_Emphasis"><text:span text:style-name="T1">Clustering with K-Means</text:span></text:span></text:p>
          <text:list>
            <text:list-item>
              <text:p text:style-name="P6">Determined optimal number of clusters</text:p>
            </text:list-item>
            <text:list-item>
              <text:p text:style-name="P6">Applied K-Means algorithm to segment customers</text:p>
            </text:list-item>
          </text:list>
        </text:list-item>
        <text:list-item>
          <text:p text:style-name="P2"><text:span text:style-name="Strong_20_Emphasis"><text:span text:style-name="T1">Visualization &amp; Insights</text:span></text:span></text:p>
          <text:list>
            <text:list-item>
              <text:p text:style-name="P6">Visualized clusters to understand patterns</text:p>
            </text:list-item>
            <text:list-item>
              <text:p text:style-name="P6">Derived actionable insights for targeted marketing and customer engagement</text:p>
            </text:list-item>
          </text:list>
        </text:list-item>
      </text:list>
      <text:h text:style-name="P9" text:outline-level="2"><text:soft-page-break/>Key Learnings</text:h>
      <text:list xml:id="list812601552" text:style-name="L4">
        <text:list-item>
          <text:p text:style-name="P3"><text:span text:style-name="T3">Strengthened skills in </text:span><text:span text:style-name="Strong_20_Emphasis"><text:span text:style-name="T3">Python and data preprocessing</text:span></text:span></text:p>
        </text:list-item>
        <text:list-item>
          <text:p text:style-name="P3"><text:span text:style-name="T3">Gained practical experience in </text:span><text:span text:style-name="Strong_20_Emphasis"><text:span text:style-name="T3">unsupervised machine learning</text:span></text:span></text:p>
        </text:list-item>
        <text:list-item>
          <text:p text:style-name="P3"><text:span text:style-name="T3">Improved ability to </text:span><text:span text:style-name="Strong_20_Emphasis"><text:span text:style-name="T3">interpret clusters and derive business insights</text:span></text:span></text:p>
        </text:list-item>
      </text:list>
      <text:h text:style-name="P9" text:outline-level="2">Outcome</text:h>
      <text:p text:style-name="P4">This analysis provides a clear understanding of customer segments, enabling businesses to focus on high-value customers, personalize marketing strategies, and improve overall customer relationship managemen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9T17:33:28.738000000</meta:creation-date>
    <dc:date>2025-10-09T17:37:12.128000000</dc:date>
    <meta:editing-duration>PT3M43S</meta:editing-duration>
    <meta:editing-cycles>1</meta:editing-cycles>
    <meta:document-statistic meta:table-count="0" meta:image-count="0" meta:object-count="0" meta:page-count="2" meta:paragraph-count="28" meta:word-count="212" meta:character-count="1525" meta:non-whitespace-character-count="1357"/>
    <meta:generator>Neat_Office/6.2.8.2$Windows_x86 LibreOffice_project/</meta:generator>
  </office:meta>
</office:document-meta>
</file>